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DV.getXMLGregorianCalendar( DateTimeData d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imeDV.parse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imeDV.getActualValue( String content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meDV.dateToString( DateTimeData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